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00b0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69a2e" fo:border="0.74pt solid #000000"/>
    </style:style>
    <style:style style:name="ce4" style:family="table-cell" style:parent-style-name="Default">
      <style:table-cell-properties fo:background-color="#f10d0c" fo:border="0.74pt solid #000000"/>
    </style:style>
    <style:style style:name="ce5" style:family="table-cell" style:parent-style-name="Default">
      <style:table-cell-properties fo:background-color="#f10d0c"/>
    </style:style>
    <style:style style:name="ce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069a2e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table table:name="Arkusz2" table:style-name="ta2">
        <table:table-column table:style-name="co1" table:default-cell-style-name="ce5"/>
        <table:table-column table:style-name="co1" table:number-columns-repeated="16289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A</text:p>
          </table:table-cell>
          <table:table-cell table:number-columns-repeated="162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table:number-columns-repeated="16"/>
          <table:table-cell table:style-name="ce7" table:number-columns-repeated="1627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2" table:number-columns-repeated="16"/>
          <table:table-cell table:number-columns-repeated="16273"/>
        </table:table-row>
        <table:table-row table:style-name="ro1" table:number-rows-repeated="1048515">
          <table:table-cell table:number-columns-repeated="16290"/>
        </table:table-row>
        <table:table-row table:style-name="ro1">
          <table:table-cell table:number-columns-repeated="16290"/>
        </table:table-row>
      </table:table>
      <table:table table:name="Arkusz3" table:style-name="ta3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Liberation Sans Narrow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style:region-left>
          <text:p><text:span text:style-name="MT1">xxxxx</text:span></text:p>
        </style:region-left>
        <style:region-center>
          <text:p>Strona <text:page-number>1</text:page-number><text:s/>z <text:page-count>99</text:page-count></text:p>
        </style:region-center>
        <style:region-right>
          <text:p><text:time>00:00:00</text:time><text:date style:data-style-name="N2" text:date-value="2022-09-12">00.00.0000</text:date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2T17:33:22.474000000</dc:date>
    <meta:editing-duration>PT2H40M48S</meta:editing-duration>
    <meta:editing-cycles>9</meta:editing-cycles>
    <meta:generator>LibreOffice/7.4.0.3$Windows_X86_64 LibreOffice_project/f85e47c08ddd19c015c0114a68350214f7066f5a</meta:generator>
    <meta:document-statistic meta:table-count="3" meta:cell-count="93" meta:object-count="0"/>
  </office:meta>
</office:document-meta>
</file>